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ext_20_body">
      <style:paragraph-properties fo:break-before="page"/>
      <style:text-properties style:font-name-asian="MS Mincho" style:font-name-complex="Tahoma3"/>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2" style:family="paragraph" style:parent-style-name="Spec_20_-_20_Sous-titre_20_du_20_document">
      <style:text-properties fo:color="#000000"/>
    </style:style>
    <style:style style:name="P13" style:family="paragraph" style:parent-style-name="Text_20_body">
      <style:text-properties style:font-name-asian="MS Mincho" style:font-name-complex="Tahoma3"/>
    </style:style>
    <style:style style:name="P1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1">
      <style:paragraph-properties fo:margin-top="0cm" fo:margin-bottom="0cm"/>
    </style:style>
    <style:style style:name="P25" style:family="paragraph" style:parent-style-name="Heading_20_1">
      <style:paragraph-properties fo:break-before="page"/>
    </style:style>
    <style:style style:name="P26" style:family="paragraph" style:parent-style-name="Heading_20_3">
      <style:text-properties fo:font-size="14pt" style:font-size-asian="14pt" style:font-size-complex="14pt"/>
    </style:style>
    <style:style style:name="P27" style:family="paragraph" style:parent-style-name="Heading_20_2">
      <style:text-properties fo:font-size="16pt" style:font-size-asian="16pt" style:font-size-complex="16pt"/>
    </style:style>
    <style:style style:name="P28" style:family="paragraph" style:parent-style-name="Heading_20_2">
      <style:text-properties style:font-name-asian="MS Mincho" style:font-name-complex="Tahoma3"/>
    </style:style>
    <style:style style:name="P29" style:family="paragraph">
      <style:text-properties style:font-name="Arial2"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style:font-name="Colibri" fo:font-weight="normal" style:font-size-asian="11pt" style:font-weight-asian="normal" style:font-size-complex="11pt" style:font-weight-complex="normal"/>
    </style:style>
    <style:style style:name="T3" style:family="text">
      <style:text-properties officeooo:rsid="00188560"/>
    </style:style>
    <style:style style:name="T4" style:family="text">
      <style:text-properties officeooo:rsid="0019fbc0"/>
    </style:style>
    <style:style style:name="T5" style:family="text">
      <style:text-properties fo:color="#000080" style:font-name="Arial2" fo:font-size="10pt" fo:font-weight="bold" style:font-size-asian="10pt" style:font-weight-asian="bold" style:font-size-complex="10pt" style:font-weight-complex="bold"/>
    </style:style>
    <style:style style:name="T6" style:family="text">
      <style:text-properties style:font-name="Arial2" fo:font-size="10pt" fo:font-weight="normal" style:font-size-asian="10pt" style:font-weight-asian="normal" style:font-size-complex="10pt" style:font-weight-complex="normal"/>
    </style:style>
    <style:style style:name="T7"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style:font-name="Arial2" fo:font-size="10pt" fo:font-weight="bold" style:font-size-asian="10pt" style:font-weight-asian="bold" style:font-size-complex="10pt" style:font-weight-complex="bold"/>
    </style:style>
    <style:style style:name="T9" style:family="text">
      <style:text-properties fo:color="#800000" style:font-name="Arial2" fo:font-size="10pt" fo:font-weight="bold" style:font-size-asian="10pt" style:font-weight-asian="bold" style:font-size-complex="10pt" style:font-weight-complex="bold"/>
    </style:style>
    <style:style style:name="T10"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1"><text:title>Titre du Document</text:title></text:p>
      <text:p text:style-name="P12"><text:subject>Sous-titre ou Description du document</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Leandro Mattioli</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B3" office:value-type="date" office:date-value="2011-01-05">
            <text:p text:style-name="P8">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1/05/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4">1 <text:s text:c="2"/>Historique du document<text:tab/><text:a xlink:type="simple" xlink:href="#__RefHeading__488_297275160" text:style-name="Internet_20_link" text:visited-style-name="Internet_20_link">3</text:a></text:p>
          <text:p text:style-name="P14">2 <text:s text:c="2"/>Introduction<text:tab/><text:a xlink:type="simple" xlink:href="#__RefHeading__494_297275160" text:style-name="Internet_20_link" text:visited-style-name="Internet_20_link">4</text:a></text:p>
          <text:p text:style-name="P15">2.1 <text:s/>Présentation du projet<text:tab/><text:a xlink:type="simple" xlink:href="#__RefHeading__498_297275160" text:style-name="Internet_20_link" text:visited-style-name="Internet_20_link">4</text:a></text:p>
          <text:p text:style-name="P16">2.1.1 <text:s/>Contexte<text:tab/><text:a xlink:type="simple" xlink:href="#__RefHeading__500_297275160" text:style-name="Internet_20_link" text:visited-style-name="Internet_20_link">4</text:a></text:p>
          <text:p text:style-name="P16">2.1.2 <text:s/>Objectifs <text:tab/><text:a xlink:type="simple" xlink:href="#__RefHeading__390_1336058694" text:style-name="Internet_20_link" text:visited-style-name="Internet_20_link">4</text:a></text:p>
          <text:p text:style-name="P15">2.2 <text:s/>Présentation du document <text:tab/><text:a xlink:type="simple" xlink:href="#__RefHeading__392_1336058694" text:style-name="Internet_20_link" text:visited-style-name="Internet_20_link">4</text:a></text:p>
          <text:p text:style-name="P15">2.3 <text:s/>Document applicables/Documents de référence <text:tab/><text:a xlink:type="simple" xlink:href="#__RefHeading__394_1336058694" text:style-name="Internet_20_link" text:visited-style-name="Internet_20_link">4</text:a></text:p>
          <text:p text:style-name="P16">2.3.1 <text:s/>Documents applicables <text:tab/><text:a xlink:type="simple" xlink:href="#__RefHeading__396_1336058694" text:style-name="Internet_20_link" text:visited-style-name="Internet_20_link">4</text:a></text:p>
          <text:p text:style-name="P16">2.3.2 <text:s/>Documents de référence <text:tab/><text:a xlink:type="simple" xlink:href="#__RefHeading__398_1336058694" text:style-name="Internet_20_link" text:visited-style-name="Internet_20_link">4</text:a></text:p>
          <text:p text:style-name="P15">2.4 <text:s/>Terminologie et Abréviations <text:tab/><text:a xlink:type="simple" xlink:href="#__RefHeading__400_1336058694" text:style-name="Internet_20_link" text:visited-style-name="Internet_20_link">4</text:a></text:p>
          <text:p text:style-name="P14">3 <text:s text:c="2"/>Contenu 1<text:tab/><text:a xlink:type="simple" xlink:href="#__RefHeading__402_1336058694" text:style-name="Internet_20_link" text:visited-style-name="Internet_20_link">4</text:a></text:p>
          <text:p text:style-name="P14">4 <text:s text:c="2"/>Contenu <text:s/>2<text:tab/><text:a xlink:type="simple" xlink:href="#__RefHeading__404_1336058694" text:style-name="Internet_20_link" text:visited-style-name="Internet_20_link">5</text:a></text:p>
          <text:p text:style-name="P15">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5"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Sujet de la modification</text:p>
          </table:table-cell>
        </table:table-row>
        <table:table-row>
          <table:table-cell table:style-name="Tableau1.A2" office:value-type="date" office:date-value="1899-12-30">
            <text:p text:style-name="P5">12/30/1899</text:p>
          </table:table-cell>
          <table:table-cell table:style-name="Tableau1.B2" office:value-type="string">
            <text:p text:style-name="P5">Nom Prénom</text:p>
          </table:table-cell>
          <table:table-cell table:style-name="Tableau1.C2" office:value-type="float" office:value="36526">
            <text:p text:style-name="P5">1.0</text:p>
          </table:table-cell>
          <table:table-cell table:style-name="Tableau1.D2" office:value-type="string">
            <text:p text:style-name="P5">Création</text:p>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
      <text:p text:style-name="Spec_20_-_20_Paragraphe_20_standard"/>
      <text:h text:style-name="P25"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7" text:outline-level="2"><text:bookmark text:name="__RefHeading__394_1336058694"/>Document applicables/Documents de référence <text:bookmark-end text:name="__RefHeading__394_1336058694"/></text:h>
      <text:h text:style-name="P26"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6"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188708726" text:style-name="L1">
        <text:list-item>
          <text:p text:style-name="P24">Plan-type «dossier de gestion de la documentation»</text:p>
        </text:list-item>
        <text:list-item>
          <text:p text:style-name="P24">etc.</text:p>
        </text:list-item>
      </text:list>
      <text:h text:style-name="P27" text:outline-level="2"><text:bookmark text:name="__RefHeading__400_1336058694"/>Terminologie et Abréviations <text:bookmark-end text:name="__RefHeading__400_1336058694"/></text:h>
      <text:p text:style-name="P13"><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3"/>
      <text:p text:style-name="P4"/>
      <text:h text:style-name="Heading_20_1" text:outline-level="1">Dysfonctionnements</text:h>
      <text:h text:style-name="Heading_20_2" text:outline-level="2">Système Informatique</text:h>
      <text:list xml:id="list1846115535" text:style-name="L2">
        <text:list-item>
          <text:p text:style-name="P17">Les chantiers ne sont pas encore tous informatisés et il existe qu'une prévision de 10 mois pour changer cette facteur.</text:p>
        </text:list-item>
        <text:list-item>
          <text:p text:style-name="P17">La communication entre les chantiers et la Direction Matérielle se fai<text:span text:style-name="T4">t</text:span> par des technologies anciennes et pas fiables (utilisation des disquettes). Ces méthodes actuelles causent des délais de communication entre ceux.</text:p>
        </text:list-item>
        <text:list-item>
          <text:p text:style-name="P17">Les applications logicielles actuelles ne sont pas intégrés. Il n'existe pas une base de données centrale.</text:p>
        </text:list-item>
      </text:list>
      <text:h text:style-name="Heading_20_2" text:outline-level="2">Demande Matériel</text:h>
      <text:list xml:id="list1517294160" text:style-name="L3">
        <text:list-item>
          <text:p text:style-name="P18">La responsabilité de remplissage des formulaires d'entrée et sortie des matériels peut ajouter des problèmes à cause d'erreurs humaines (oublier la remplissage, se tromper sur l'identifiant de matériel, etc).</text:p>
        </text:list-item>
        <text:list-item>
          <text:p text:style-name="P18">Il n'existe pas une suivi d'utilisation de matériel, donc la durée de permanence avec un certain matériel n'est pas connue.</text:p>
        </text:list-item>
        <text:list-item>
          <text:p text:style-name="P18">Pour visualiser des détails sur les entrées et sorties des matérielles, il faut prendre tous les formulaires en papier et fournir ses informations à une <text:span text:style-name="T3">application.</text:span></text:p>
        </text:list-item>
      </text:list>
      <text:h text:style-name="Heading_20_2" text:outline-level="2">Planification d'affectation du matériel</text:h>
      <text:list xml:id="list1438575703" text:style-name="L4">
        <text:list-item>
          <text:p text:style-name="P19">Tout la méthode de planification dépend d'une communication <text:span text:style-name="T1">efficace</text:span> et fiable entre tous les départements; en considérant que les chantiers ne sont pas encore tous informatisés, ça peut apporter des problèmes d'efficience;</text:p>
        </text:list-item>
      </text:list>
      <text:list xml:id="list993725439" text:style-name="L5">
        <text:list-item>
          <text:p text:style-name="P20">Actuellement Il n'existe pas une procédure de suivi des commandes;</text:p>
        </text:list-item>
        <text:list-item>
          <text:p text:style-name="P20">Il manque un mécanisme automatique de correction de prévisions (calculs en utilisant les durées prévue et réel)</text:p>
        </text:list-item>
      </text:list>
      <text:h text:style-name="P28" text:outline-level="2">Maintenance</text:h>
      <text:list xml:id="list137647052" text:style-name="L6">
        <text:list-item>
          <text:p text:style-name="P21">Aucun calcul de statistique sur les pannes n’est mis en place;</text:p>
        </text:list-item>
        <text:list-item>
          <text:p text:style-name="P21">Les demandes de pièces de rechange sont émises trop tardivement.</text:p>
        </text:list-item>
        <text:list-item>
          <text:p text:style-name="P21">Le support et l’évolution des applications de maintenance peuvent être problématiques.</text:p>
        </text:list-item>
      </text:list>
      <text:h text:style-name="P28" text:outline-level="2">Approvisionnement</text:h>
      <text:list xml:id="list1552704014" text:style-name="L7">
        <text:list-item>
          <text:p text:style-name="P22">Pour les demandes urgentes, les pièces sont achetées sans <text:s/>aucune consultation du stock;</text:p>
        </text:list-item>
        <text:list-item>
          <text:p text:style-name="P22">Aucune statistique ne peut être effectuée sur les demandes urgentes;</text:p>
        </text:list-item>
        <text:list-item>
          <text:p text:style-name="P22">Les prévisions de consommation ne prennent en compte que les demandes de pièces de rechange classiques (l<text:span text:style-name="T2">es demandes urgentes ne sont pas comprises dans cette analyse);</text:span></text:p>
        </text:list-item>
        <text:list-item>
          <text:p text:style-name="P22">Les prévisions sont basées sur l'utilisation de matérielle de la période précèdent, ce qu'ajout des contraintes par rapport au niveau de changements d'utilisation de matériel permis pour un nouveau travail.</text:p>
        </text:list-item>
      </text:list>
      <text:h text:style-name="P28" text:outline-level="2"><text:soft-page-break/>Facturation</text:h>
      <text:list xml:id="list1373408532" text:style-name="L8">
        <text:list-item>
          <text:p text:style-name="P23">La charge de travail mensuelle pour le service Facturation Matériel est mal répartie puisque durant la période du mois où on reçoit la facture, l’équipe administrative travaille beaucoup plus que pendant le reste du mois, c’est la saturation avec tous les relevés qui arrivent et les factures à éditer dans une période très courte</text:p>
        </text:list-item>
        <text:list-item>
          <text:p text:style-name="P23">S’il y a un retard dans l’envoi d’un des relevés, ceci retardera toute la procédure de facturation d’un chantier, qui est démarré seulement après tous relevés sont reçues.</text:p>
        </text:list-item>
      </text:list>
      <text:p text:style-name="P2"/>
      <text:p text:style-name="Spec_20_-_20_Texte_20_sans_20_mise_20_en_20_forme"><draw:frame text:anchor-type="paragraph" draw:z-index="1" draw:style-name="gr2" draw:text-style-name="P29" svg:width="17.001cm" svg:height="1.195cm" svg:x="0.501cm" svg:y="0.63cm"><draw:text-box><text:p><text:span text:style-name="T8">Note :</text:span></text:p><text:p><text:span text:style-name="T6">Ceci est une note !</text:span></text:p></draw:text-box></draw:frame></text:p>
      <text:p text:style-name="Spec_20_-_20_Texte_20_sans_20_mise_20_en_20_forme"><draw:frame text:anchor-type="paragraph" draw:z-index="3" draw:style-name="gr4" draw:text-style-name="P29" svg:width="17.001cm" svg:height="1.294cm" svg:x="0.501cm" svg:y="5.061cm"><draw:text-box><text:p><text:span text:style-name="T8">ATTENTION !</text:span></text:p><text:p><text:span text:style-name="T6">Ceci est une note importante !</text:span></text:p></draw:text-box></draw:frame><draw:frame text:anchor-type="paragraph" draw:z-index="2" draw:style-name="gr3" draw:text-style-name="P29" svg:width="17.001cm" svg:height="1.294cm" svg:x="0.501cm" svg:y="2.63cm"><draw:text-box><text:p><text:span text:style-name="T8">IMPORTANT !</text:span></text:p><text:p><text:span text:style-name="T6">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9" svg:width="17.001cm" svg:height="2.435cm" svg:x="0.501cm" svg:y="2.163cm"><draw:text-box><text:p><text:span text:style-name="T5">Note aux développeurs :</text:span></text:p><text:p><text:span text:style-name="T6">Ceci est une note pour les développeurs !</text:span></text:p><text:p><text:span text:style-name="T7">Exemples</text:span><text:span text:style-name="T6"> : </text:span></text:p><text:p><text:span text:style-name="T6">- Prévoir en flexibilité : la liste pourra changer au cours du temps et être 10 fois plus longue.</text:span></text:p><text:p><text:span text:style-name="T6">- Le système AX est incompatible avec le produit AY : Utilisez la méthode BY.</text:span></text:p></draw:text-box></draw:frame><draw:frame text:anchor-type="paragraph" draw:z-index="4" draw:style-name="gr5" draw:text-style-name="P29" svg:width="17.001cm" svg:height="2.832cm" svg:x="0.501cm" svg:y="5.128cm"><draw:text-box><text:p><text:span text:style-name="T9">Note aux fonctionnels :</text:span></text:p><text:p><text:span text:style-name="T6">Ceci est une note pour les fonctionnels.</text:span></text:p><text:p><text:span text:style-name="T7">Exemple</text:span><text:span text:style-name="T6"> : </text:span></text:p><text:p><text:span text:style-name="T6">- Cette décision a été prise afin de rester en accord avec la procédure A090.</text:span></text:p><text:p><text:span text:style-name="T6">- Cette étape de validation est particulièrement importante dans le processus de gestion du magasin. Vérifiez à deux fois plutôt que d' « auto-valider ».</text:span></text:p></draw:text-box></draw:frame><draw:frame text:anchor-type="paragraph" draw:z-index="5" draw:style-name="gr6" draw:text-style-name="P29" svg:width="17.001cm" svg:height="2.832cm" svg:x="0.501cm" svg:y="9.781cm"><draw:text-box><text:p><text:span text:style-name="T10">Note aux testeurs :</text:span></text:p><text:p><text:span text:style-name="T6">Ceci est une note pour les testeurs.</text:span></text:p><text:p><text:span text:style-name="T7">Exemple</text:span><text:span text:style-name="T6"> : </text:span></text:p><text:p><text:span text:style-name="T6">- Pensez à vérifier le comportement de chaque champ obligatoire lorsqu'il est vide.</text:span></text:p><text:p><text:span text:style-name="T6">-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list-style-name="">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9T10:04:08.17</meta:creation-date>
    <meta:editing-duration>PT01H09M31S</meta:editing-duration>
    <meta:editing-cycles>8</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Leandro Mattioli</meta:initial-creator>
    <dc:date>2011-01-19T11:53:33</dc:date>
    <dc:creator>Billy </dc:creator>
    <meta:document-statistic meta:table-count="3" meta:image-count="0" meta:object-count="0" meta:page-count="7" meta:paragraph-count="90" meta:word-count="785" meta:character-count="5083"/>
    <meta:user-defined meta:name="Info 2"/>
    <meta:user-defined meta:name="Info 3"/>
    <meta:user-defined meta:name="Info 4"/>
    <meta:user-defined meta:name="License">&lt;a href="http://templates.services.openoffice.org/bsd-license"&gt;BSD&lt;/a&gt; </meta:user-defined>
  </office:meta>
</office:document-meta>
</file>